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D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A</text:p>
          </table:table-cell>
          <table:table-cell table:number-columns-repeated="7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D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A</text:p>
          </table:table-cell>
          <table:table-cell table:number-columns-repeated="3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14:35:13.641827538</meta:creation-date>
    <dc:date>2023-06-06T15:08:29.381461336</dc:date>
    <meta:editing-duration>PT2M43S</meta:editing-duration>
    <meta:editing-cycles>2</meta:editing-cycles>
    <meta:generator>LibreOffice/6.4.7.2$Linux_X86_64 LibreOffice_project/40$Build-2</meta:generator>
    <meta:document-statistic meta:table-count="1" meta:cell-count="828" meta:object-count="0"/>
  </office:meta>
</office:document-meta>
</file>